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utura LT Pro Book" svg:font-family="'Futura LT Pro Book'" style:font-pitch="variable"/>
    <style:font-face style:name="Futura Std" svg:font-family="'Futura Std'"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officeooo:rsid="001776a0" officeooo:paragraph-rsid="001776a0"/>
    </style:style>
    <style:style style:name="P2" style:family="paragraph" style:parent-style-name="Standard">
      <style:paragraph-properties fo:line-height="115%" fo:text-align="start" style:justify-single-word="false"/>
      <style:text-properties style:font-name="Futura Std" fo:font-size="14pt" style:text-underline-style="none" fo:font-weight="normal" officeooo:rsid="00285ae8" officeooo:paragraph-rsid="00285ae8"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Futura Std" fo:font-size="14pt" style:text-underline-style="none" fo:font-weight="normal" officeooo:rsid="002905a9" officeooo:paragraph-rsid="002905a9"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301ae9" officeooo:paragraph-rsid="00301ae9"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33a2ee" officeooo:paragraph-rsid="0033a2ee"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301ae9" officeooo:paragraph-rsid="00301ae9" style:font-size-asian="16pt" style:font-weight-asian="normal" style:font-size-complex="16pt" style:font-weight-complex="normal"/>
    </style:style>
    <style:style style:name="P7"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33a2ee" officeooo:paragraph-rsid="0033a2ee" style:font-size-asian="16pt" style:font-weight-asian="normal" style:font-size-complex="16pt" style:font-weight-complex="normal"/>
    </style:style>
    <style:style style:name="P8" style:family="paragraph" style:parent-style-name="Standard">
      <style:paragraph-properties fo:line-height="150%" fo:text-align="start" style:justify-single-word="false"/>
      <style:text-properties style:font-name="Futura LT Pro Book" fo:font-size="18pt" style:text-underline-style="none" fo:font-weight="bold" officeooo:rsid="002f1ef5" officeooo:paragraph-rsid="002f1ef5" style:font-size-asian="18pt" style:font-weight-asian="bold" style:font-size-complex="18pt" style:font-weight-complex="bold"/>
    </style:style>
    <style:style style:name="P9" style:family="paragraph" style:parent-style-name="Standard">
      <style:paragraph-properties fo:margin-top="0.101cm" fo:margin-bottom="0.101cm" style:contextual-spacing="false" fo:line-height="150%" fo:text-align="center" style:justify-single-word="false"/>
      <style:text-properties style:font-name="Futura LT Pro Book" fo:font-size="18pt" fo:font-weight="normal" officeooo:rsid="001776a0" officeooo:paragraph-rsid="001776a0" style:font-size-asian="18pt" style:font-weight-asian="normal" style:font-size-complex="18pt" style:font-weight-complex="normal"/>
    </style:style>
    <style:style style:name="P10" style:family="paragraph" style:parent-style-name="Standard">
      <style:paragraph-properties fo:line-height="150%" fo:text-align="start" style:justify-single-word="false"/>
      <style:text-properties style:font-name="Futura LT Pro Book" fo:font-size="16pt" fo:font-style="normal" style:text-underline-style="none" fo:font-weight="bold" officeooo:rsid="001be91c" officeooo:paragraph-rsid="001be91c" style:font-size-asian="16pt" style:font-style-asian="normal" style:font-weight-asian="bold" style:font-size-complex="16pt" style:font-style-complex="normal" style:font-weight-complex="bold"/>
    </style:style>
    <style:style style:name="P11" style:family="paragraph" style:parent-style-name="Standard">
      <style:paragraph-properties fo:line-height="115%" fo:text-align="start" style:justify-single-word="false"/>
      <style:text-properties fo:font-size="14pt" style:text-underline-style="none" officeooo:rsid="00231981" officeooo:paragraph-rsid="0023d7e8" style:font-size-asian="12.25pt" style:font-size-complex="14pt"/>
    </style:style>
    <style:style style:name="P12" style:family="paragraph" style:parent-style-name="Standard">
      <style:paragraph-properties fo:text-align="start" style:justify-single-word="false"/>
      <style:text-properties officeooo:paragraph-rsid="001a12f2"/>
    </style:style>
    <style:style style:name="P13" style:family="paragraph" style:parent-style-name="Standard">
      <style:paragraph-properties fo:text-align="start" style:justify-single-word="false"/>
      <style:text-properties officeooo:rsid="001ba1bf" officeooo:paragraph-rsid="001ba1bf"/>
    </style:style>
    <style:style style:name="P14" style:family="paragraph" style:parent-style-name="Standard">
      <style:paragraph-properties fo:line-height="115%" fo:text-align="start" style:justify-single-word="false"/>
      <style:text-properties style:text-underline-style="solid" style:text-underline-width="auto" style:text-underline-color="font-color" officeooo:rsid="001cc080" officeooo:paragraph-rsid="001cc080"/>
    </style:style>
    <style:style style:name="P15" style:family="paragraph" style:parent-style-name="Standard">
      <style:paragraph-properties fo:line-height="115%" fo:text-align="start" style:justify-single-word="false"/>
      <style:text-properties fo:font-size="16pt" style:text-underline-style="solid" style:text-underline-width="auto" style:text-underline-color="font-color" officeooo:rsid="00336a94" officeooo:paragraph-rsid="00336a94" style:font-size-asian="16pt" style:font-size-complex="16pt"/>
    </style:style>
    <style:style style:name="P16" style:family="paragraph" style:parent-style-name="Standard">
      <style:paragraph-properties fo:line-height="115%" fo:text-align="start" style:justify-single-word="false"/>
      <style:text-properties fo:font-size="16pt" style:text-underline-style="solid" style:text-underline-width="auto" style:text-underline-color="font-color" fo:font-weight="bold" officeooo:rsid="00231981" officeooo:paragraph-rsid="00301ae9" style:font-size-asian="16pt" style:font-weight-asian="bold" style:font-size-complex="16pt" style:font-weight-complex="bold"/>
    </style:style>
    <style:style style:name="P17" style:family="paragraph" style:parent-style-name="Standard">
      <style:paragraph-properties fo:line-height="115%" fo:text-align="start" style:justify-single-word="false"/>
      <style:text-properties fo:font-size="16pt" style:text-underline-style="solid" style:text-underline-width="auto" style:text-underline-color="font-color" fo:font-weight="bold" officeooo:rsid="00301ae9" officeooo:paragraph-rsid="00301ae9" style:font-size-asian="16pt" style:font-weight-asian="bold" style:font-size-complex="16pt" style:font-weight-complex="bold"/>
    </style:style>
    <style:style style:name="P18" style:family="paragraph" style:parent-style-name="Standard">
      <style:paragraph-properties fo:line-height="115%" fo:text-align="start" style:justify-single-word="false"/>
      <style:text-properties officeooo:paragraph-rsid="00285ae8"/>
    </style:style>
    <style:style style:name="P19" style:family="paragraph" style:parent-style-name="Standard">
      <style:paragraph-properties fo:line-height="115%" fo:text-align="start" style:justify-single-word="false"/>
      <style:text-properties officeooo:paragraph-rsid="002ae5bd"/>
    </style:style>
    <style:style style:name="P20" style:family="paragraph" style:parent-style-name="Standard">
      <style:paragraph-properties fo:line-height="115%" fo:text-align="start" style:justify-single-word="false"/>
      <style:text-properties officeooo:paragraph-rsid="0031f9f3"/>
    </style:style>
    <style:style style:name="P21" style:family="paragraph" style:parent-style-name="Standard">
      <style:paragraph-properties fo:line-height="115%" fo:text-align="start" style:justify-single-word="false"/>
      <style:text-properties officeooo:rsid="00336a94" officeooo:paragraph-rsid="00336a94"/>
    </style:style>
    <style:style style:name="P22" style:family="paragraph" style:parent-style-name="Standard">
      <style:paragraph-properties fo:line-height="115%" fo:text-align="start" style:justify-single-word="false"/>
      <style:text-properties officeooo:rsid="0033a2ee" officeooo:paragraph-rsid="0033a2ee"/>
    </style:style>
    <style:style style:name="P23" style:family="paragraph" style:parent-style-name="Standard">
      <style:paragraph-properties fo:text-align="start" style:justify-single-word="false"/>
      <style:text-properties style:font-name="Futura Std" fo:font-size="14pt" fo:font-weight="normal" officeooo:rsid="001776a0" officeooo:paragraph-rsid="001776a0"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Futura Std" fo:font-size="14pt" fo:font-weight="normal" officeooo:rsid="001a6ad5" officeooo:paragraph-rsid="001a12f2"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Futura Std" fo:font-size="14pt" fo:font-weight="normal" officeooo:rsid="001cc080" officeooo:paragraph-rsid="001cc080" style:font-size-asian="12.25pt" style:font-weight-asian="normal" style:font-size-complex="14pt" style:font-weight-complex="normal"/>
    </style:style>
    <style:style style:name="P26" style:family="paragraph" style:parent-style-name="Standard" style:list-style-name="L1">
      <style:paragraph-properties fo:line-height="115%" fo:text-align="start" style:justify-single-word="false"/>
      <style:text-properties style:font-name="Futura Std" fo:font-size="14pt" style:text-underline-style="none" fo:font-weight="normal" officeooo:rsid="001ec0c7" officeooo:paragraph-rsid="001ec0c7" style:font-size-asian="12.25pt" style:font-weight-asian="normal" style:font-size-complex="14pt" style:font-weight-complex="normal"/>
    </style:style>
    <style:style style:name="P27" style:family="paragraph" style:parent-style-name="Standard">
      <style:paragraph-properties fo:line-height="115%" fo:text-align="start" style:justify-single-word="false"/>
      <style:text-properties style:font-name="Futura Std" fo:font-size="14pt" style:text-underline-style="none" fo:font-weight="normal" officeooo:rsid="0021515b" officeooo:paragraph-rsid="0021515b" style:font-size-asian="12.25pt" style:font-weight-asian="normal" style:font-size-complex="14pt" style:font-weight-complex="normal"/>
    </style:style>
    <style:style style:name="P28" style:family="paragraph" style:parent-style-name="Standard">
      <style:paragraph-properties fo:line-height="115%" fo:text-align="start" style:justify-single-word="false"/>
      <style:text-properties style:font-name="Futura Std" fo:font-size="14pt" style:text-underline-style="none" fo:font-weight="normal" officeooo:rsid="00231981" officeooo:paragraph-rsid="00231981" style:font-size-asian="12.25pt" style:font-weight-asian="normal" style:font-size-complex="14pt" style:font-weight-complex="normal"/>
    </style:style>
    <style:style style:name="P29" style:family="paragraph" style:parent-style-name="Standard">
      <style:paragraph-properties fo:line-height="115%" fo:text-align="start" style:justify-single-word="false"/>
      <style:text-properties style:font-name="Futura Std" fo:font-size="14pt" style:text-underline-style="none" fo:font-weight="normal" officeooo:rsid="0025c584" officeooo:paragraph-rsid="0025c584" style:font-size-asian="12.25pt" style:font-weight-asian="normal" style:font-size-complex="14pt" style:font-weight-complex="normal"/>
    </style:style>
    <style:style style:name="P30" style:family="paragraph" style:parent-style-name="Standard">
      <style:paragraph-properties fo:line-height="115%" fo:text-align="start" style:justify-single-word="false"/>
      <style:text-properties style:font-name="Futura Std" fo:font-size="14pt" style:text-underline-style="none" fo:font-weight="normal" officeooo:rsid="002ae5bd" officeooo:paragraph-rsid="002ae5bd" style:font-size-asian="12.25pt" style:font-weight-asian="normal" style:font-size-complex="14pt" style:font-weight-complex="normal"/>
    </style:style>
    <style:style style:name="P31" style:family="paragraph" style:parent-style-name="Standard">
      <style:paragraph-properties fo:line-height="115%" fo:text-align="start" style:justify-single-word="false"/>
      <style:text-properties style:font-name="Futura Std" fo:font-size="14pt" style:text-underline-style="none" fo:font-weight="normal" officeooo:rsid="002e493c" officeooo:paragraph-rsid="002e493c" style:font-size-asian="12.25pt" style:font-weight-asian="normal" style:font-size-complex="14pt" style:font-weight-complex="normal"/>
    </style:style>
    <style:style style:name="P32" style:family="paragraph" style:parent-style-name="Standard" style:list-style-name="L3">
      <style:paragraph-properties fo:line-height="115%" fo:text-align="start" style:justify-single-word="false"/>
      <style:text-properties style:font-name="Futura Std" fo:font-size="14pt" style:text-underline-style="none" fo:font-weight="normal" officeooo:rsid="002e493c" officeooo:paragraph-rsid="002e493c" style:font-size-asian="12.25pt" style:font-weight-asian="normal" style:font-size-complex="14pt" style:font-weight-complex="normal"/>
    </style:style>
    <style:style style:name="P33" style:family="paragraph" style:parent-style-name="Standard" style:list-style-name="L3">
      <style:paragraph-properties fo:line-height="115%" fo:text-align="start" style:justify-single-word="false"/>
      <style:text-properties style:font-name="Futura Std" fo:font-size="14pt" style:text-underline-style="none" fo:font-weight="normal" officeooo:rsid="002f1ef5" officeooo:paragraph-rsid="002f1ef5" style:font-size-asian="12.25pt" style:font-weight-asian="normal" style:font-size-complex="14pt" style:font-weight-complex="normal"/>
    </style:style>
    <style:style style:name="P34" style:family="paragraph" style:parent-style-name="Standard">
      <style:paragraph-properties fo:line-height="115%" fo:text-align="start" style:justify-single-word="false"/>
      <style:text-properties style:font-name="Futura Std" fo:font-size="14pt" style:text-underline-style="none" fo:font-weight="normal" officeooo:rsid="002f1ef5" officeooo:paragraph-rsid="002f1ef5" style:font-size-asian="12.25pt" style:font-weight-asian="normal" style:font-size-complex="14pt" style:font-weight-complex="normal"/>
    </style:style>
    <style:style style:name="P35" style:family="paragraph" style:parent-style-name="Standard">
      <style:paragraph-properties fo:line-height="115%" fo:text-align="start" style:justify-single-word="false"/>
      <style:text-properties style:font-name="Futura Std" fo:font-size="14pt" style:text-underline-style="none" fo:font-weight="normal" officeooo:rsid="0033a2ee" officeooo:paragraph-rsid="0033a2ee" style:font-size-asian="12.25pt" style:font-weight-asian="normal" style:font-size-complex="14pt" style:font-weight-complex="normal"/>
    </style:style>
    <style:style style:name="P36" style:family="paragraph" style:parent-style-name="Standard">
      <style:paragraph-properties fo:line-height="115%" fo:text-align="start" style:justify-single-word="false"/>
      <style:text-properties style:font-name="Futura Std" fo:font-size="14pt" style:text-underline-style="none" fo:font-weight="normal" officeooo:rsid="0034dc9f" officeooo:paragraph-rsid="0033a2ee" style:font-size-asian="12.25pt" style:font-weight-asian="normal" style:font-size-complex="14pt" style:font-weight-complex="normal"/>
    </style:style>
    <style:style style:name="P37" style:family="paragraph" style:parent-style-name="Standard">
      <style:paragraph-properties fo:line-height="115%" fo:text-align="start" style:justify-single-word="false"/>
      <style:text-properties style:font-name="Futura Std" fo:font-size="14pt" style:text-underline-style="none" fo:font-weight="normal" officeooo:rsid="00301ae9" officeooo:paragraph-rsid="00301ae9" style:font-size-asian="14pt" style:font-weight-asian="normal" style:font-size-complex="14pt" style:font-weight-complex="normal"/>
    </style:style>
    <style:style style:name="P38"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1cc080" officeooo:paragraph-rsid="001cc080" style:font-size-asian="16pt" style:font-weight-asian="normal" style:font-size-complex="16pt" style:font-weight-complex="normal"/>
    </style:style>
    <style:style style:name="P39"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231981" officeooo:paragraph-rsid="00231981" style:font-size-asian="16pt" style:font-weight-asian="normal" style:font-size-complex="16pt" style:font-weight-complex="normal"/>
    </style:style>
    <style:style style:name="P40"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27450a" officeooo:paragraph-rsid="0027450a" style:font-size-asian="16pt" style:font-weight-asian="normal" style:font-size-complex="16pt" style:font-weight-complex="normal"/>
    </style:style>
    <style:style style:name="P41" style:family="paragraph" style:parent-style-name="Standard">
      <style:paragraph-properties fo:line-height="115%" fo:text-align="start" style:justify-single-word="false"/>
      <style:text-properties style:font-name="Futura Std" fo:font-size="16pt" style:text-underline-style="none" fo:font-weight="normal" officeooo:rsid="0031f9f3" officeooo:paragraph-rsid="00301ae9" style:font-size-asian="16pt" style:font-weight-asian="normal" style:font-size-complex="16pt" style:font-weight-complex="normal"/>
    </style:style>
    <style:style style:name="P42" style:family="paragraph" style:parent-style-name="Standard" style:list-style-name="L1">
      <style:paragraph-properties fo:line-height="115%" fo:text-align="start" style:justify-single-word="false"/>
      <style:text-properties officeooo:paragraph-rsid="001cc080"/>
    </style:style>
    <style:style style:name="P43" style:family="paragraph" style:parent-style-name="Standard" style:list-style-name="L1">
      <style:paragraph-properties fo:line-height="115%" fo:text-align="start" style:justify-single-word="false"/>
      <style:text-properties officeooo:paragraph-rsid="001ec0c7"/>
    </style:style>
    <style:style style:name="P44" style:family="paragraph" style:parent-style-name="Standard" style:list-style-name="L1">
      <style:paragraph-properties fo:line-height="115%" fo:text-align="start" style:justify-single-word="false"/>
      <style:text-properties style:text-underline-style="none" officeooo:rsid="0021515b" officeooo:paragraph-rsid="0021515b"/>
    </style:style>
    <style:style style:name="P45" style:family="paragraph" style:parent-style-name="Standard" style:list-style-name="L2">
      <style:paragraph-properties fo:line-height="115%" fo:text-align="start" style:justify-single-word="false"/>
      <style:text-properties fo:font-size="14pt" style:text-underline-style="none" officeooo:rsid="00231981" officeooo:paragraph-rsid="00231981" style:font-size-asian="12.25pt" style:font-size-complex="14pt"/>
    </style:style>
    <style:style style:name="P46" style:family="paragraph" style:parent-style-name="Standard" style:list-style-name="L2">
      <style:paragraph-properties fo:line-height="115%" fo:text-align="start" style:justify-single-word="false"/>
      <style:text-properties fo:font-size="14pt" style:text-underline-style="none" fo:font-weight="bold" officeooo:rsid="0025c584" officeooo:paragraph-rsid="0025c584" style:font-size-asian="12.25pt" style:font-weight-asian="bold" style:font-size-complex="14pt" style:font-weight-complex="bold"/>
    </style:style>
    <style:style style:name="T1" style:family="text">
      <style:text-properties style:font-name="Futura Std"/>
    </style:style>
    <style:style style:name="T2" style:family="text">
      <style:text-properties style:font-name="Futura Std" fo:font-size="14pt" fo:font-weight="normal" style:font-size-asian="12.25pt" style:font-weight-asian="normal" style:font-size-complex="14pt" style:font-weight-complex="normal"/>
    </style:style>
    <style:style style:name="T3" style:family="text">
      <style:text-properties style:font-name="Futura Std" fo:font-size="14pt" fo:font-weight="normal" officeooo:rsid="0019d695" style:font-size-asian="12.25pt" style:font-weight-asian="normal" style:font-size-complex="14pt" style:font-weight-complex="normal"/>
    </style:style>
    <style:style style:name="T4" style:family="text">
      <style:text-properties style:font-name="Futura Std" fo:font-size="14pt" fo:font-weight="normal" officeooo:rsid="001a12f2" style:font-size-asian="12.25pt" style:font-weight-asian="normal" style:font-size-complex="14pt" style:font-weight-complex="normal"/>
    </style:style>
    <style:style style:name="T5" style:family="text">
      <style:text-properties style:font-name="Futura Std" fo:font-size="14pt" fo:font-weight="normal" officeooo:rsid="001a6ad5" style:font-size-asian="12.25pt" style:font-weight-asian="normal" style:font-size-complex="14pt" style:font-weight-complex="normal"/>
    </style:style>
    <style:style style:name="T6" style:family="text">
      <style:text-properties style:font-name="Futura Std" fo:font-size="14pt" fo:font-weight="normal" officeooo:rsid="001ba1bf" style:font-size-asian="12.25pt" style:font-weight-asian="normal" style:font-size-complex="14pt" style:font-weight-complex="normal"/>
    </style:style>
    <style:style style:name="T7" style:family="text">
      <style:text-properties style:font-name="Futura Std" fo:font-size="14pt" fo:font-weight="normal" officeooo:rsid="001be91c" style:font-size-asian="12.25pt" style:font-weight-asian="normal" style:font-size-complex="14pt" style:font-weight-complex="normal"/>
    </style:style>
    <style:style style:name="T8" style:family="text">
      <style:text-properties style:font-name="Futura Std" fo:font-size="14pt" fo:font-weight="normal" officeooo:rsid="001cc080" style:font-size-asian="12.25pt" style:font-weight-asian="normal" style:font-size-complex="14pt" style:font-weight-complex="normal"/>
    </style:style>
    <style:style style:name="T9" style:family="text">
      <style:text-properties style:font-name="Futura Std" fo:font-size="14pt" fo:font-weight="normal" officeooo:rsid="002038ff" style:font-size-asian="12.25pt" style:font-weight-asian="normal" style:font-size-complex="14pt" style:font-weight-complex="normal"/>
    </style:style>
    <style:style style:name="T10" style:family="text">
      <style:text-properties style:font-name="Futura Std" fo:font-size="14pt" style:text-underline-style="none" fo:font-weight="normal" style:font-size-asian="12.25pt" style:font-weight-asian="normal" style:font-size-complex="14pt" style:font-weight-complex="normal"/>
    </style:style>
    <style:style style:name="T11" style:family="text">
      <style:text-properties style:font-name="Futura Std" fo:font-size="14pt" style:text-underline-style="none" fo:font-weight="normal" officeooo:rsid="001da8fa" style:font-size-asian="12.25pt" style:font-weight-asian="normal" style:font-size-complex="14pt" style:font-weight-complex="normal"/>
    </style:style>
    <style:style style:name="T12" style:family="text">
      <style:text-properties style:font-name="Futura Std" fo:font-size="14pt" style:text-underline-style="none" fo:font-weight="normal" officeooo:rsid="001e313f" style:font-size-asian="12.25pt" style:font-weight-asian="normal" style:font-size-complex="14pt" style:font-weight-complex="normal"/>
    </style:style>
    <style:style style:name="T13" style:family="text">
      <style:text-properties style:font-name="Futura Std" fo:font-size="14pt" style:text-underline-style="none" fo:font-weight="normal" officeooo:rsid="001cc080" style:font-size-asian="12.25pt" style:font-weight-asian="normal" style:font-size-complex="14pt" style:font-weight-complex="normal"/>
    </style:style>
    <style:style style:name="T14" style:family="text">
      <style:text-properties style:font-name="Futura Std" fo:font-size="14pt" style:text-underline-style="none" fo:font-weight="normal" officeooo:rsid="001ec0c7" style:font-size-asian="12.25pt" style:font-weight-asian="normal" style:font-size-complex="14pt" style:font-weight-complex="normal"/>
    </style:style>
    <style:style style:name="T15" style:family="text">
      <style:text-properties style:font-name="Futura Std" fo:font-size="14pt" style:text-underline-style="none" fo:font-weight="normal" officeooo:rsid="0021515b" style:font-size-asian="12.25pt" style:font-weight-asian="normal" style:font-size-complex="14pt" style:font-weight-complex="normal"/>
    </style:style>
    <style:style style:name="T16" style:family="text">
      <style:text-properties style:font-name="Futura Std" fo:font-size="14pt" style:text-underline-style="none" fo:font-weight="normal" officeooo:rsid="002038ff" style:font-size-asian="12.25pt" style:font-weight-asian="normal" style:font-size-complex="14pt" style:font-weight-complex="normal"/>
    </style:style>
    <style:style style:name="T17" style:family="text">
      <style:text-properties style:font-name="Futura Std" fo:font-size="14pt" style:text-underline-style="none" fo:font-weight="normal" officeooo:rsid="002905a9" style:font-size-asian="12.25pt" style:font-weight-asian="normal" style:font-size-complex="14pt" style:font-weight-complex="normal"/>
    </style:style>
    <style:style style:name="T18" style:family="text">
      <style:text-properties style:font-name="Futura Std" fo:font-size="14pt" style:text-underline-style="none" fo:font-weight="normal" officeooo:rsid="002ae5bd" style:font-size-asian="12.25pt" style:font-weight-asian="normal" style:font-size-complex="14pt" style:font-weight-complex="normal"/>
    </style:style>
    <style:style style:name="T19" style:family="text">
      <style:text-properties style:font-name="Futura Std" fo:font-size="14pt" style:text-underline-style="none" fo:font-weight="normal" officeooo:rsid="002b94a6" style:font-size-asian="12.25pt" style:font-weight-asian="normal" style:font-size-complex="14pt" style:font-weight-complex="normal"/>
    </style:style>
    <style:style style:name="T20" style:family="text">
      <style:text-properties style:font-name="Futura Std" fo:font-size="14pt" style:text-underline-style="none" fo:font-weight="normal" officeooo:rsid="002cb9a0" style:font-size-asian="12.25pt" style:font-weight-asian="normal" style:font-size-complex="14pt" style:font-weight-complex="normal"/>
    </style:style>
    <style:style style:name="T21" style:family="text">
      <style:text-properties style:font-name="Futura Std" fo:font-size="14pt" style:text-underline-style="none" fo:font-weight="normal" officeooo:rsid="0031f9f3" style:font-size-asian="12.25pt" style:font-weight-asian="normal" style:font-size-complex="14pt" style:font-weight-complex="normal"/>
    </style:style>
    <style:style style:name="T22" style:family="text">
      <style:text-properties style:font-name="Futura Std" fo:font-size="14pt" style:text-underline-style="none" fo:font-weight="normal" officeooo:rsid="00336a94" style:font-size-asian="12.25pt" style:font-weight-asian="normal" style:font-size-complex="14pt" style:font-weight-complex="normal"/>
    </style:style>
    <style:style style:name="T23" style:family="text">
      <style:text-properties style:font-name="Futura Std" fo:font-size="14pt" style:text-underline-style="none" fo:font-weight="normal" officeooo:rsid="0033a2ee" style:font-size-asian="12.25pt" style:font-weight-asian="normal" style:font-size-complex="14pt" style:font-weight-complex="normal"/>
    </style:style>
    <style:style style:name="T24" style:family="text">
      <style:text-properties style:font-name="Futura Std" fo:font-size="14pt" style:text-underline-style="none" fo:font-weight="normal" officeooo:rsid="0034dc9f" style:font-size-asian="12.25pt" style:font-weight-asian="normal" style:font-size-complex="14pt" style:font-weight-complex="normal"/>
    </style:style>
    <style:style style:name="T25" style:family="text">
      <style:text-properties style:font-name="Futura Std" fo:font-size="14pt" style:text-underline-style="none" fo:font-weight="bold" officeooo:rsid="001cc080" style:font-size-asian="12.25pt" style:font-weight-asian="bold" style:font-size-complex="14pt" style:font-weight-complex="bold"/>
    </style:style>
    <style:style style:name="T26" style:family="text">
      <style:text-properties style:font-name="Futura Std" fo:font-size="14pt" style:text-underline-style="none" fo:font-weight="bold" officeooo:rsid="001ec0c7" style:font-size-asian="12.25pt" style:font-weight-asian="bold" style:font-size-complex="14pt" style:font-weight-complex="bold"/>
    </style:style>
    <style:style style:name="T27" style:family="text">
      <style:text-properties style:font-name="Futura Std" fo:font-size="14pt" style:text-underline-style="none" fo:font-weight="bold" officeooo:rsid="0021515b" style:font-size-asian="12.25pt" style:font-weight-asian="bold" style:font-size-complex="14pt" style:font-weight-complex="bold"/>
    </style:style>
    <style:style style:name="T28" style:family="text">
      <style:text-properties style:font-name="Futura Std" fo:font-size="14pt" style:text-underline-style="none" fo:font-weight="bold" officeooo:rsid="002ae5bd" style:font-size-asian="12.25pt" style:font-weight-asian="bold" style:font-size-complex="14pt" style:font-weight-complex="bold"/>
    </style:style>
    <style:style style:name="T29" style:family="text">
      <style:text-properties style:font-name="Futura Std" fo:font-size="14pt" fo:font-weight="bold" style:font-size-asian="12.25pt" style:font-weight-asian="bold" style:font-size-complex="14pt" style:font-weight-complex="bold"/>
    </style:style>
    <style:style style:name="T30" style:family="text">
      <style:text-properties style:font-name="Futura Std" fo:font-weight="normal" style:font-weight-asian="normal" style:font-weight-complex="normal"/>
    </style:style>
    <style:style style:name="T31" style:family="text">
      <style:text-properties style:font-name="Futura Std" fo:font-weight="normal" officeooo:rsid="0023d7e8" style:font-weight-asian="normal" style:font-weight-complex="normal"/>
    </style:style>
    <style:style style:name="T32" style:family="text">
      <style:text-properties style:font-name="Futura Std" fo:font-weight="normal" officeooo:rsid="0025c584" style:font-weight-asian="normal" style:font-weight-complex="normal"/>
    </style:style>
    <style:style style:name="T33" style:family="text">
      <style:text-properties style:font-name="Futura Std" fo:font-weight="normal" officeooo:rsid="002ae5bd" style:font-weight-asian="normal" style:font-weight-complex="normal"/>
    </style:style>
    <style:style style:name="T34" style:family="text">
      <style:text-properties style:font-name="Futura Std" fo:font-weight="normal" officeooo:rsid="00301ae9" style:font-weight-asian="normal" style:font-weight-complex="normal"/>
    </style:style>
    <style:style style:name="T35" style:family="text">
      <style:text-properties style:font-name="Futura Std" fo:font-weight="normal" officeooo:rsid="0031f9f3" style:font-weight-asian="normal" style:font-weight-complex="normal"/>
    </style:style>
    <style:style style:name="T36" style:family="text">
      <style:text-properties style:font-name="Futura Std" fo:font-weight="normal" officeooo:rsid="00380994" style:font-weight-asian="normal" style:font-weight-complex="normal"/>
    </style:style>
    <style:style style:name="T37" style:family="text">
      <style:text-properties style:font-name="Futura Std" fo:font-weight="normal" officeooo:rsid="0039f97e" style:font-weight-asian="normal" style:font-weight-complex="normal"/>
    </style:style>
    <style:style style:name="T38" style:family="text">
      <style:text-properties style:font-name="Futura Std" fo:font-size="16pt" style:text-underline-style="solid" style:text-underline-width="auto" style:text-underline-color="font-color" fo:font-weight="normal" officeooo:rsid="00285ae8" style:font-size-asian="16pt" style:font-weight-asian="normal" style:font-size-complex="16pt" style:font-weight-complex="normal"/>
    </style:style>
    <style:style style:name="T39" style:family="text">
      <style:text-properties style:font-name="Futura Std" fo:font-size="16pt" style:text-underline-style="solid" style:text-underline-width="auto" style:text-underline-color="font-color" fo:font-weight="normal" officeooo:rsid="00336a94" style:font-size-asian="16pt" style:font-weight-asian="normal" style:font-size-complex="16pt" style:font-weight-complex="normal"/>
    </style:style>
    <style:style style:name="T40" style:family="text">
      <style:text-properties style:font-name="Futura Std" fo:font-weight="bold" style:font-weight-asian="bold" style:font-weight-complex="bold"/>
    </style:style>
    <style:style style:name="T41" style:family="text">
      <style:text-properties style:font-name="Futura Std" fo:font-weight="bold" officeooo:rsid="0023d7e8" style:font-weight-asian="bold" style:font-weight-complex="bold"/>
    </style:style>
    <style:style style:name="T42" style:family="text">
      <style:text-properties style:font-name="Futura Std" officeooo:rsid="00380994"/>
    </style:style>
    <style:style style:name="T43" style:family="text">
      <style:text-properties officeooo:rsid="001a6ad5"/>
    </style:style>
    <style:style style:name="T44"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CESS-CHAIN</text:p>
      <text:p text:style-name="P1"><text:span text:style-name="T2">Il progetto, come scritto da consegna, consiste nel far gestire ai processi del computer un sistema di transazioni di denaro attraverso </text:span><text:span text:style-name="T3">un </text:span><text:span text:style-name="T2">“libro mastro” virtuale.</text:span></text:p>
      <text:p text:style-name="P23"/>
      <text:p text:style-name="P12"><text:span text:style-name="T4">L'intero programma inizia eseguendo il Master </text:span><text:span text:style-name="T5">tramite il makefile, che si occupa del collegamento delle dipendenze dei vari file, la </text:span><text:span text:style-name="T6">compilazione con conseguente creazione dei file oggetto</text:span><text:span text:style-name="T5">, l’avvio dell’eseguibile, ed infine, la cancellazione di questi.</text:span></text:p>
      <text:p text:style-name="P24"/>
      <text:p text:style-name="P10"><text:span text:style-name="T43">M</text:span>ASTER</text:p>
      <text:p text:style-name="P38">Lettura dei file</text:p>
      <text:p text:style-name="P13"><text:span text:style-name="T8">Il</text:span><text:span text:style-name="T2"> Master riceve i parametri da un file di configurazione (di nome “parameters.conf”) tramite una funzione che “parsifica” </text:span><text:span text:style-name="T7">le stringhe</text:span><text:span text:style-name="T2"> riconoscendo i token come i nomi delle variabili, il delimitatore, che sarebbe il carattere “=”, e il numero da assegnargli, </text:span><text:span text:style-name="T7">che verrà convertito con la funzione atoi() da carattere ad intero.<text:line-break/>Questi campi devono essere riempiti </text:span><text:span text:style-name="T8">a tempo di esecuzione</text:span><text:span text:style-name="T7">, </text:span><text:span text:style-name="T8">quindi dopo che il programma è stato avviato tramite un input, come un file, variabili d’ambiente, stdin (input da tastiera), etc…</text:span></text:p>
      <text:p text:style-name="P25">I parametri: SO_BLOCK_SIZE e SO_TP_SIZE, invece, verranno letti a tempo di compilazione, questo significa che il compilatore conoscerà e sostituirà il valore di quelle variabili all’interno del programma prima della sua esecuzione.</text:p>
      <text:p text:style-name="P25"/>
      <text:p text:style-name="P38">Inizializzazioni memorie condivise:</text:p>
      <text:p text:style-name="P14"><text:span text:style-name="T10">Successivamente, siccome il Master è il primo processo ad eseguire, verranno inizializzate le varie memorie condivise che serviranno anche ai processi figli per poter lavorare con dei dati in comune, </text:span><text:span text:style-name="T11">con dimensioni opportunamente dedicate:</text:span></text:p>
      <text:list xml:id="list2197221955" text:style-name="L1">
        <text:list-item>
          <text:p text:style-name="P42"><text:span text:style-name="T14">Il</text:span><text:span text:style-name="T13"> </text:span><text:span text:style-name="T25">libro mastro</text:span><text:span text:style-name="T13"> </text:span><text:span text:style-name="T11">servirà al master per stampare ogni secondo la situazione dei processi </text:span><text:span text:style-name="T12">figli</text:span><text:span text:style-name="T11">, ai processi utente per leggere le transazioni ricevute e aggiungerle al proprio bilancio e ai processi nodo per calcolare il proprio budget preso dalle rewards e per scrivere a blocchi le transazioni ricevute.</text:span></text:p>
        </text:list-item>
        <text:list-item>
          <text:p text:style-name="P26">L’<text:span text:style-name="T44">indice del libro mastro</text:span> servirà a tutti i processi per sapere a quale riga del libro mastro si è arrivati a scrivere per poter effettuare una lettura o scrittura alla posizione n-esima e stabilire quando l’indice, eventualmente, avrà valore pari a SO_REGISTRY_SIZE.</text:p>
        </text:list-item>
        <text:list-item>
          <text:p text:style-name="P43"><text:soft-page-break/><text:span text:style-name="T14">La </text:span><text:span text:style-name="T26">lista contenente </text:span><text:span text:style-name="T27">i nodi</text:span><text:span text:style-name="T15"> dove </text:span><text:span text:style-name="T14">nella </text:span><text:span text:style-name="T15">cella alla </text:span><text:span text:style-name="T14">posizione zero </text:span><text:span text:style-name="T15">c’è numero di nodi creati e nelle successive i dati di questi, che saranno indicati nella struct “nodo”.</text:span><text:span text:style-name="T16"> </text:span><text:span text:style-name="T15">Viene usata</text:span><text:span text:style-name="T16"> per poter generare la stampa della situazione dei nodi da parte del Master, per consentire agli utenti di scegliere a chi inviare transazioni e ai nodi servirà per recuperare l’ID dove effettuare la msgrcv().</text:span></text:p>
        </text:list-item>
        <text:list-item>
          <text:p text:style-name="P44"><text:span text:style-name="T9">L</text:span><text:span text:style-name="T2">a </text:span><text:span text:style-name="T29">lista contenente gli utenti</text:span><text:span text:style-name="T2">, come nel caso precedente, nella cella alla posizione zero troviamo il numero di utenti creati e nelle successive i dati che saranno indicati nella struct “utente”. Viene utilizzata per indicare quali e quanti processi utenti sono operativi oppure terminati e per l’estrazione del ricevitore della transazione da parte di un altro processo utente.</text:span></text:p>
        </text:list-item>
      </text:list>
      <text:p text:style-name="P27"/>
      <text:p text:style-name="P39">“Attach” <text:s/>delle memorie condivise utili al Master</text:p>
      <text:p text:style-name="P28">Delle memorie condivise precedentemente create il Master deve fare l’”attach” di tutte, perché essendo il gestore ha bisogno di aggiornare i figli ed essere aggiornato costantemente della situazione generale.</text:p>
      <text:p text:style-name="P28"/>
      <text:p text:style-name="P39">Semafori</text:p>
      <text:p text:style-name="P11"><text:span text:style-name="T30">Per la sincronizzazione del programma utilizziamo 4 set di semafori, creati tutti nel Master. </text:span><text:span text:style-name="T37">Uno</text:span><text:span text:style-name="T30"> binar</text:span><text:span text:style-name="T37">io</text:span><text:span text:style-name="T30">, </text:span><text:span text:style-name="T31">o “mutex”</text:span><text:span text:style-name="T30">, quindi che consent</text:span><text:span text:style-name="T37">e </text:span><text:span text:style-name="T30">ai processi di sincronizzarsi per poter lavorare in mutua esclusione evitando che accedano contemporaneamente alla stessa area di memoria </text:span><text:span text:style-name="T31">condivisa</text:span><text:span text:style-name="T30">, </text:span><text:span text:style-name="T37">e i restanti sono di tipo contatore</text:span><text:span text:style-name="T30">, </text:span><text:span text:style-name="T31">quindi consentono a n processi contemporaneamente di accedere ad un area di memoria condivisa, ma non più di n.</text:span></text:p>
      <text:p text:style-name="P28">Questi sono:</text:p>
      <text:list xml:id="list2115094690" text:style-name="L2">
        <text:list-item>
          <text:p text:style-name="P45"><text:span text:style-name="T40">Semaforo per </text:span><text:span text:style-name="T41">il risveglio di tutti i processi</text:span><text:span text:style-name="T31">, </text:span><text:span text:style-name="T32">è utilizzato con la semop a zero per attendere che da SO_USERS_NUM e SO_NODES_NUM arrivi al valore di zero, quindi ogni processo creato decrementerà di 1 il semaforo, fino a quel momento nessun processo inizierà a lavorare. (Prima creo i processi nodo, dopo i processi utente).</text:span></text:p>
        </text:list-item>
        <text:list-item>
          <text:p text:style-name="P46"><text:span text:style-name="T1">Semaforo per l’accesso alla coda di messaggi,</text:span><text:span text:style-name="T30"> serve per garantire che per ogni coda di messaggi che corrisponderà ad </text:span><text:soft-page-break/><text:span text:style-name="T30">un nodo non vengano scritte più di SO_BLOCK_SIZE-1 transazioni, che verranno trasferite alla transation pool locale del nodo per essere processato. In questo caso la coda di messaggi è il tramite tra i processi utente e i processi nodo. Il semaforo viene decrementato ogni transazione ricevuta dal nodo.</text:span></text:p>
        </text:list-item>
        <text:list-item>
          <text:p text:style-name="P46"><text:span text:style-name="T1">Semaforo per l’accesso all’indice del libro mastro,</text:span><text:span text:style-name="T30"> questo serve per far si che un solo nodo per volta incrementi il valore dell’indice della riga del libro mastro alla quale il nodo i-esimo è arrivato a scrivere. Questo è un semaforo di tipo “mutex”.</text:span></text:p>
        </text:list-item>
        <text:list-item>
          <text:p text:style-name="P46"><text:span text:style-name="T1">Semaforo per</text:span><text:span text:style-name="T30"> </text:span><text:span text:style-name="T42">limite creazione nuovi nodi, </text:span><text:span text:style-name="T36">considerando i limiti di sistema sulla creazione di nuovi processi (tramite la funzione fork()), questo semaforo verrà decrementato ogni volta che un utente invierà una transazione al master, che creerà un nuovo nodo per gestirla, e quando arriverà al valore di zero gli utenti smetteranno di inviare transazioni scartate al master eseguendo invece gli ordinari SO_RETRY tentativi. Il limite sarà imposta</text:span></text:p>
        </text:list-item>
      </text:list>
      <text:p text:style-name="P29"/>
      <text:p text:style-name="P40">Variabili locali</text:p>
      <text:p text:style-name="P2">Altre variabili locali e globali al Master sono state definite per la gestione delle funzioni e/o per passare copia di tali variabili ai processi figli.</text:p>
      <text:p text:style-name="P2"/>
      <text:p text:style-name="P7">Code di messaggi</text:p>
      <text:p text:style-name="P5">È stato deciso di dedicare per ogni nodo una propria coda di messaggi dove ricevere le transazioni. Queste non faranno cumulo, verranno immediatamente accettate o respinte, a seconda del semaforo, serve come canale di <text:s/>comunicazione tra nodo e utente.</text:p>
      <text:p text:style-name="P2"/>
      <text:p text:style-name="P18"><text:span text:style-name="T39">Creazione figli</text:span><text:span text:style-name="T38"> Master</text:span></text:p>
      <text:p text:style-name="P3">Una volta istanziate le risorse precedentemente citate il processo Master può continuare ad eseguire entrando nel cuore del codice.</text:p>
      <text:p text:style-name="P19"><text:span text:style-name="T17">Per prima cosa esegue </text:span><text:span text:style-name="T18">un ciclo </text:span><text:span text:style-name="T28">for</text:span><text:span text:style-name="T18"> fino a SO_NODES_NUM dove viene fatta la fork() n-volte. Nel “default” riempie le celle della memoria condivisa inserendo il PID di ogni processo creato e il budget corrispondente, equivalente a zero. Nel caso zero, quindi </text:span><text:soft-page-break/><text:span text:style-name="T18">nell’esecuzione del processo figlio nodo, quest’ultimo decrementa il semaforo e attende che arrivi a zero, con la creazione dei successivi nodi. Prima di continuare con l’esecuzione si riserva il semaforo anche per i figli utente che, facendo la fork() SO_USERS_NUM volte decrementeranno il semaforo a loro volta;</text:span><text:span text:style-name="T19"> anche in questo caso nel “default” inserisce il valore del PID, dello stato (che è USER_OK) e del budget (che è SO_BUDGET_INIT) nelle celle della memoria condivisa dedicata agli u</text:span><text:span text:style-name="T20">tenti</text:span><text:span text:style-name="T18">. Quindi raggiunto lo zero i processi nodo e utente eseguiranno una execpl(), funzione per eseguire un programma esterno passando dei parametri, che in questo caso sono stati ottenuti all’inizio dal Master, con la funzione precedentemente descritta. Ogni figlio eseguirà in maniera indipendente il proprio programma, dipendendo principalmente dal padre.</text:span></text:p>
      <text:p text:style-name="P30"/>
      <text:p text:style-name="P15"><text:span text:style-name="T33">C</text:span><text:span text:style-name="T30">iclo di vita del Master</text:span></text:p>
      <text:p text:style-name="P31">Durante l’esecuzione dei figli il Master imposta l’handler di SIGALARM per la gestione di alarm() che conterrà il tempo massimo della simulazione, che inizierà esattamente con l’inizio delle execpl() dei figli.</text:p>
      <text:p text:style-name="P31">Successivamente si crea un ciclo while dove il Master ogni secondo il padre:</text:p>
      <text:list xml:id="list2882221624" text:style-name="L3">
        <text:list-item>
          <text:p text:style-name="P32">controlla che l’indice del libro mastro non abbia raggiunto la dimensione massima del libro mastro, in tal caso con la funzione raise(SIGALARM) fa scattare l’handler che terminerà la simulazione;</text:p>
        </text:list-item>
        <text:list-item>
          <text:p text:style-name="P32">stampa la situazione dei figli (busget, figli vivi etc…);</text:p>
        </text:list-item>
        <text:list-item>
          <text:p text:style-name="P32">con la funzione waitpid() verifica l’eventuale esistenza di processi figli, si suppone utenti, terminati per aggiornarne lo stato e verificare che siano in esecuzione almeno due di loro. In caso contrario verrà farro scattare l’handler, sempre con la funzione raise(SIGALARM), per terminare la simulazione;</text:p>
        </text:list-item>
        <text:list-item>
          <text:p text:style-name="P33">stampa il risultato finale del libro mastro con eventuale motivo di terminazione;</text:p>
        </text:list-item>
        <text:list-item>
          <text:p text:style-name="P33">dealloca tutte le memorie condivise, code di messaggi e semafori istanziati all’inizio e termina.</text:p>
        </text:list-item>
      </text:list>
      <text:p text:style-name="P5"><text:soft-page-break/>Per mantenere il master nel suo ciclo è stata usata una variabile “master” con assegnato il valore MASTER_CONTINUE = 1 e MASTER_STOP = 0.</text:p>
      <text:p text:style-name="P5">La stessa cosa è stata eseguita nei cicli di vita dei nodi e degli utenti.</text:p>
      <text:p text:style-name="P34"/>
      <text:p text:style-name="P8">UTENTE</text:p>
      <text:p text:style-name="P6">Ricezione parametri</text:p>
      <text:p text:style-name="P4">Prima di tutto l’utente riceve i parametri passati dal Master con le argv[i], assegnandola con la funzione strtol() che trasforma una stringa in un long, e poi si fa il cast ad intero dove utile.</text:p>
      <text:p text:style-name="P4"/>
      <text:p text:style-name="P16"><text:span text:style-name="T30">“Attach” <text:s/>delle memorie condivise utili al</text:span><text:span text:style-name="T34">l’Utente</text:span></text:p>
      <text:p text:style-name="P37">L’Utente fa l’attach a tutte le memorie condivise create dal master, perché anche lui, come scrittore o come lettore, ha necessità dei dati contenuti in queste aree per poter funzionare.</text:p>
      <text:p text:style-name="P41"/>
      <text:p text:style-name="P17"><text:span text:style-name="T35">Ciclo di vita</text:span><text:span text:style-name="T30"> Utente</text:span></text:p>
      <text:p text:style-name="P20"><text:span text:style-name="T21">Ricevuti i parametri e accesso alle memorie condivise imposta l’handler a SIGUSR1, cioè il segnale </text:span><text:span text:style-name="T22">di kill </text:span><text:span text:style-name="T21">che </text:span><text:span text:style-name="T22">riceverà allo scattare dell’handler del Master</text:span><text:span text:style-name="T21">.</text:span></text:p>
      <text:p text:style-name="P22"><text:span text:style-name="T21">E</text:span><text:span text:style-name="T10">ntra nel ciclo di vita con la variabile “utente” a valore UTENTE_CONTINUE (1).</text:span></text:p>
      <text:p text:style-name="P21"><text:span text:style-name="T21">P</text:span><text:span text:style-name="T10">rima di tutto controlla che il proprio budget sia &gt;= 2, </text:span><text:span text:style-name="T24">guardando che nel libro mastro non siano arrivate transazioni,</text:span><text:span text:style-name="T10"> altrimenti deve riprovare SO_RETRY_VOLTE in caso non riuscisse ad inviare alcuna transazione deve terminare </text:span><text:span text:style-name="T23">con un exit(EXIT_PREMAT), cioè uscita prematura.</text:span></text:p>
      <text:p text:style-name="P22"><text:span text:style-name="T10">Prima di inviare una transazione, estrae l’ID di una co</text:span><text:span text:style-name="T24">d</text:span><text:span text:style-name="T10">a di messaggi appartenente al nodo e <text:s/>prova a riservare un semaforo, decrementando fino al valore della transation pool, in caso di fallimento può riprovare </text:span><text:span text:style-name="T24">SO_RETRY_VOLTE.</text:span></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utura LT Pro Book" svg:font-family="'Futura LT Pro Book'" style:font-pitch="variable"/>
    <style:font-face style:name="Futura Std" svg:font-family="'Futura Std'" style:font-adornments="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9T19:29:49.894511306</meta:creation-date>
    <dc:date>2022-01-09T17:20:23.904846834</dc:date>
    <meta:editing-duration>PT1H46M51S</meta:editing-duration>
    <meta:editing-cycles>14</meta:editing-cycles>
    <meta:generator>LibreOffice/7.2.3.2$Linux_X86_64 LibreOffice_project/20$Build-2</meta:generator>
    <meta:document-statistic meta:table-count="0" meta:image-count="0" meta:object-count="0" meta:page-count="5" meta:paragraph-count="49" meta:word-count="1423" meta:character-count="9146" meta:non-whitespace-character-count="7781"/>
  </office:meta>
</office:document-meta>
</file>